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ACARIAS MARTEL, JUDITH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26876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25700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ACARIAS MARTEL, JUDITH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26876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2 570 0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85386630</text:p>
          </table:table-cell>
          <table:table-cell table:style-name="Tabla2.D3" office:value-type="string">
            <text:p text:style-name="P23">4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22:58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